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" table:number-rows-spanned="7">
            <text:p>One-hot encoding</text:p>
          </table:table-cell>
          <table:table-cell/>
          <table:table-cell office:value-type="string" calcext:value-type="string" table:number-columns-spanned="3" table:number-rows-spanned="1">
            <text:p>NOT DROPPING NUM-CYLINDERS (52000 split)</text:p>
          </table:table-cell>
          <table:covered-table-cell table:number-columns-repeated="2" table:style-name="Default"/>
          <table:table-cell table:number-columns-repeated="4"/>
          <table:table-cell office:value-type="string" calcext:value-type="string" table:number-columns-spanned="3" table:number-rows-spanned="1">
            <text:p>DROPPING NUM-CYLINDERS (58000 split)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Trial 1</text:p>
          </table:table-cell>
          <table:table-cell table:style-name="Default" office:value-type="string" calcext:value-type="string">
            <text:p>Trial 2 (had error)</text:p>
          </table:table-cell>
          <table:table-cell table:style-name="Default"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</table:table-row>
        <table:table-row table:style-name="ro2">
          <table:covered-table-cell/>
          <table:table-cell office:value-type="string" calcext:value-type="string">
            <text:p>RandForest</text:p>
          </table:table-cell>
          <table:table-cell table:style-name="ce2"/>
          <table:table-cell office:value-type="float" office:value="0.701459501738345" calcext:value-type="float">
            <text:p>0.701459501738345</text:p>
          </table:table-cell>
          <table:table-cell office:value-type="float" office:value="0.702265877899666" calcext:value-type="float">
            <text:p>0.702265877899666</text:p>
          </table:table-cell>
          <table:table-cell table:style-name="ce2"/>
          <table:table-cell table:number-columns-repeated="2"/>
          <table:table-cell office:value-type="string" calcext:value-type="string">
            <text:p>RandForest</text:p>
          </table:table-cell>
          <table:table-cell/>
          <table:table-cell table:style-name="ce2"/>
          <table:table-cell table:style-name="ce2" office:value-type="float" office:value="0.686228745658964" calcext:value-type="float">
            <text:p>0.686228745658964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GBReg</text:p>
          </table:table-cell>
          <table:table-cell office:value-type="float" office:value="0.672260545614102" calcext:value-type="float">
            <text:p>0.672260545614102</text:p>
          </table:table-cell>
          <table:table-cell office:value-type="float" office:value="0.707533628989212" calcext:value-type="float">
            <text:p>0.707533628989212</text:p>
          </table:table-cell>
          <table:table-cell office:value-type="float" office:value="0.697704398594797" calcext:value-type="float">
            <text:p>0.697704398594797</text:p>
          </table:table-cell>
          <table:table-cell table:style-name="ce2" office:value-type="float" office:value="0.733733169965189" calcext:value-type="float">
            <text:p>0.733733169965189</text:p>
          </table:table-cell>
          <table:table-cell table:number-columns-repeated="2"/>
          <table:table-cell office:value-type="string" calcext:value-type="string">
            <text:p>HGBReg</text:p>
          </table:table-cell>
          <table:table-cell office:value-type="float" office:value="0.645300800203373" calcext:value-type="float">
            <text:p>0.645300800203373</text:p>
          </table:table-cell>
          <table:table-cell table:style-name="ce2" office:value-type="float" office:value="0.663591855193" calcext:value-type="float">
            <text:p>0.663591855193</text:p>
          </table:table-cell>
          <table:table-cell table:style-name="ce2" office:value-type="float" office:value="0.682313838531384" calcext:value-type="float">
            <text:p>0.682313838531384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GBReg</text:p>
          </table:table-cell>
          <table:table-cell office:value-type="float" office:value="0.582248020135492" calcext:value-type="float">
            <text:p>0.582248020135492</text:p>
          </table:table-cell>
          <table:table-cell office:value-type="float" office:value="0.609735848991255" calcext:value-type="float">
            <text:p>0.609735848991255</text:p>
          </table:table-cell>
          <table:table-cell office:value-type="float" office:value="0.602096160529011" calcext:value-type="float">
            <text:p>0.602096160529011</text:p>
          </table:table-cell>
          <table:table-cell table:style-name="ce2" office:value-type="float" office:value="0.649162733795962" calcext:value-type="float">
            <text:p>0.649162733795962</text:p>
          </table:table-cell>
          <table:table-cell table:number-columns-repeated="2"/>
          <table:table-cell office:value-type="string" calcext:value-type="string">
            <text:p>GBReg</text:p>
          </table:table-cell>
          <table:table-cell office:value-type="float" office:value="0.553865771929511" calcext:value-type="float">
            <text:p>0.553865771929511</text:p>
          </table:table-cell>
          <table:table-cell table:style-name="ce2" office:value-type="float" office:value="0.576728797643" calcext:value-type="float">
            <text:p>0.576728797643</text:p>
          </table:table-cell>
          <table:table-cell table:style-name="ce2" office:value-type="float" office:value="0.582343359890374" calcext:value-type="float">
            <text:p>0.582343359890374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RidgeReg</text:p>
          </table:table-cell>
          <table:table-cell office:value-type="float" office:value="-2736835676.72514" calcext:value-type="float">
            <text:p>-2736835676.72514</text:p>
          </table:table-cell>
          <table:table-cell office:value-type="float" office:value="0.448314476906101" calcext:value-type="float">
            <text:p>0.448314476906101</text:p>
          </table:table-cell>
          <table:table-cell office:value-type="float" office:value="0.602096160529011" calcext:value-type="float">
            <text:p>0.602096160529011</text:p>
          </table:table-cell>
          <table:table-cell table:style-name="ce2" office:value-type="float" office:value="-2390110655.64497" calcext:value-type="float">
            <text:p>-2390110655.64497</text:p>
          </table:table-cell>
          <table:table-cell table:number-columns-repeated="2"/>
          <table:table-cell office:value-type="string" calcext:value-type="string">
            <text:p>RidgeReg</text:p>
          </table:table-cell>
          <table:table-cell office:value-type="float" office:value="0.463463260866084" calcext:value-type="float">
            <text:p>0.463463260866084</text:p>
          </table:table-cell>
          <table:table-cell table:style-name="ce2" office:value-type="float" office:value="0.463463260866084" calcext:value-type="float">
            <text:p>0.463463260866084</text:p>
          </table:table-cell>
          <table:table-cell table:style-name="ce2" office:value-type="float" office:value="0.469545106347193" calcext:value-type="float">
            <text:p>0.469545106347193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inReg</text:p>
          </table:table-cell>
          <table:table-cell office:value-type="float" office:value="-3077859404.09274" calcext:value-type="float">
            <text:p>-3077859404.09274</text:p>
          </table:table-cell>
          <table:table-cell office:value-type="float" office:value="0.447088820136537" calcext:value-type="float">
            <text:p>0.447088820136537</text:p>
          </table:table-cell>
          <table:table-cell office:value-type="float" office:value="0.44533881567507" calcext:value-type="float">
            <text:p>0.44533881567507</text:p>
          </table:table-cell>
          <table:table-cell table:style-name="ce2" office:value-type="float" office:value="-2057849526.19026" calcext:value-type="float">
            <text:p>-2057849526.19026</text:p>
          </table:table-cell>
          <table:table-cell table:number-columns-repeated="2"/>
          <table:table-cell office:value-type="string" calcext:value-type="string">
            <text:p>LinReg</text:p>
          </table:table-cell>
          <table:table-cell office:value-type="float" office:value="0.430225789784169" calcext:value-type="float">
            <text:p>0.430225789784169</text:p>
          </table:table-cell>
          <table:table-cell table:style-name="ce2" office:value-type="float" office:value="0.445324482916469" calcext:value-type="float">
            <text:p>0.445324482916469</text:p>
          </table:table-cell>
          <table:table-cell table:style-name="ce2" office:value-type="float" office:value="0.483772128925141" calcext:value-type="float">
            <text:p>0.4837721289251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7T00:57:31.217000000</dc:date>
    <meta:editing-duration>PT1H13M25S</meta:editing-duration>
    <meta:editing-cycles>2</meta:editing-cycles>
    <meta:generator>LibreOffice/7.4.3.2$Windows_X86_64 LibreOffice_project/1048a8393ae2eeec98dff31b5c133c5f1d08b890</meta:generator>
    <meta:document-statistic meta:table-count="1" meta:cell-count="56" meta:object-count="0"/>
  </office:meta>
</office:document-meta>
</file>